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Times" svg:font-family="Times"/>
  </office:font-face-decls>
  <office:automatic-styles>
    <style:style style:name="P1" style:family="paragraph" style:parent-style-name="Standard">
      <style:paragraph-properties style:line-height-at-least="0.2917in"/>
      <style:text-properties style:font-name="Times" fo:font-size="15.0pt" fo:color="#18191b"/>
    </style:style>
    <style:style style:name="P2" style:family="paragraph" style:parent-style-name="Standard">
      <style:paragraph-properties style:line-height-at-least="0.2500in"/>
      <style:text-properties style:font-name="Times" fo:font-size="16.0pt" fo:color="#18191b"/>
    </style:style>
    <style:style style:name="P3" style:family="paragraph" style:parent-style-name="Standard">
      <style:paragraph-properties style:line-height-at-least="0.2500in"/>
      <style:text-properties style:font-name="Courier" fo:font-size="16.0pt" fo:color="#18191b"/>
    </style:style>
    <style:style style:name="T1" style:family="text">
      <style:text-properties fo:letter-spacing="0.0000in"/>
    </style:style>
    <style:style style:name="T2" style:family="text">
      <style:text-properties fo:font-weight="bold" fo:font-weight-asian="bold" fo:font-weight-complex="bold" fo:letter-spacing="0.0000in"/>
    </style:style>
    <style:style style:name="T3" style:family="text">
      <style:text-properties fo:letter-spacing="0.0000in" fo:color="#164fc7"/>
    </style:style>
    <style:style style:name="T4" style:family="text">
      <style:text-properties style:font-name="Courier" fo:letter-spacing="0.0000in"/>
    </style:style>
    <style:style style:name="T5" style:family="text">
      <style:text-properties fo:font-size="13.3pt" fo:font-size-asian="13.3pt" fo:font-size-complex="13.3pt" style:text-position="super 100%" fo:letter-spacing="0.0000in"/>
    </style:style>
    <style:style style:name="TableColumn1" style:family="table-column">
      <style:table-column-properties style:column-width="3.4625in" style:rel-column-width="32767*"/>
    </style:style>
  </office:automatic-styles>
  <office:body>
    <office:text>
      <text:p text:style-name="P1"><text:span text:style-name="T1">Problem</text:span></text:p>
      <text:p text:style-name="P2"><text:span text:style-name="T1">This problem is a well-known classic; we present it primarily as an opportunity for you to try out the interactive judging system.</text:span></text:p>
      <text:p text:style-name="P2"><text:span text:style-name="T1">We are thinking of an integer P within the range (</text:span><text:span text:style-name="T2">A</text:span><text:span text:style-name="T1">,</text:span><text:span text:style-name="T2">B</text:span><text:span text:style-name="T1">] — that is, </text:span><text:span text:style-name="T2">A</text:span><text:span text:style-name="T1"> &lt; P ≤ </text:span><text:span text:style-name="T2">B</text:span><text:span text:style-name="T1">. You have </text:span><text:span text:style-name="T2">N</text:span><text:span text:style-name="T1"> tries to guess our number. After each guess that is not correct, we will tell you whether P is higher or lower than your guess.</text:span></text:p>
      <text:p text:style-name="P1"><text:span text:style-name="T1">Input and output</text:span></text:p>
      <text:p text:style-name="P2"><text:span text:style-name="T1">This problem is </text:span><text:a xlink:type="simple" xlink:href="https://codingcompetitions.withgoogle.com/kickstart/faq"><text:span text:style-name="T3">interactive</text:span></text:a><text:span text:style-name="T1">, which means that the concepts of input and output are different than in standard Code Jam problems. You will interact with a separate process that both provides you with information and evaluates your responses. All information comes into your program via standard input; anything that you need to communicate should be sent via standard output. Remember that many programming languages buffer the output by default, so make sure your output actually goes out (for instance, by flushing the buffer) before blocking to wait for a response. See the </text:span><text:a xlink:type="simple" xlink:href="https://codingcompetitions.withgoogle.com/kickstart/faq"><text:span text:style-name="T3">FAQ</text:span></text:a><text:span text:style-name="T1"> for an explanation of what it means to flush the buffer. Anything your program sends through standard error is ignored, but it might consume some memory and be counted against your memory limit, so do not overflow it. To help you debug, a local testing tool script (in Python) is provided at the very end of the problem statement.</text:span></text:p>
      <text:p text:style-name="P2"><text:span text:style-name="T1">Initially, your program should read a single line containing a single integer </text:span><text:span text:style-name="T2">T</text:span><text:span text:style-name="T1"> indicating the number of test cases. Then, you need to process </text:span><text:span text:style-name="T2">T</text:span><text:span text:style-name="T1"> test cases.</text:span></text:p>
      <text:p text:style-name="P2"><text:span text:style-name="T1">For each test case, your program will read a single line with two integers </text:span><text:span text:style-name="T2">A</text:span><text:span text:style-name="T1"> and </text:span><text:span text:style-name="T2">B</text:span><text:span text:style-name="T1">, representing the exclusive lower bound and inclusive upper bound, as described above. In the next line, you will read a single integer </text:span><text:span text:style-name="T2">N</text:span><text:span text:style-name="T1">, representing the maximum number of guesses you can make. Your program will process up to </text:span><text:span text:style-name="T2">N</text:span><text:span text:style-name="T1"> exchanges with our judge.</text:span></text:p>
      <text:p text:style-name="P2"><text:span text:style-name="T1">For each exchange, your program needs to use standard output to send a single line with one integer Q: your guess. In response to your guess, the judge will print a single line with one word to your input stream, which your program must read through standard input. The word will be </text:span><text:span text:style-name="T4">CORRECT</text:span><text:span text:style-name="T1"> if your guess is correct, </text:span><text:span text:style-name="T4">TOO_SMALL</text:span><text:span text:style-name="T1"> if your guess is less than the correct answer, and </text:span><text:span text:style-name="T4">TOO_BIG</text:span><text:span text:style-name="T1"> if your guess is greater than the correct answer. Then, you can start another exchange.</text:span></text:p>
      <text:p text:style-name="P2"><text:span text:style-name="T1">If your program gets something wrong (e.g., wrong output format, or out-of-bounds values), the judge will send </text:span><text:span text:style-name="T4">WRONG_ANSWER</text:span><text:span text:style-name="T1"> to your input stream and it will not send any other output after that. If your program continues to wait for the judge after receiving </text:span><text:span text:style-name="T4">WRONG_ANSWER</text:span><text:span text:style-name="T1">, your program will time out, resulting in a Time Limit Exceeded error. Notice that it is your responsibility to have your program exit in time to receive the appropriate verdict (Wrong Answer, Runtime Error, etc.) instead of a Time Limit Exceeded error. As usual, if the total time or memory is exceeded, or your program gets a runtime error, you will receive the appropriate verdict.</text:span></text:p>
      <text:p text:style-name="P2"><text:span text:style-name="T1">If your test case is solved within </text:span><text:span text:style-name="T2">N</text:span><text:span text:style-name="T1"> tries, you will receive the </text:span><text:span text:style-name="T4">CORRECT</text:span><text:span text:style-name="T1"> message from the judge, as mentioned above, and then continue to get input (a new line with two integers </text:span><text:span text:style-name="T2">A</text:span><text:span text:style-name="T1"> and </text:span><text:span text:style-name="T2">B</text:span><text:span text:style-name="T1">, etc.) for the next test case. After </text:span><text:span text:style-name="T2">N</text:span><text:span text:style-name="T1"> tries, if the test case is not solved, the judge will print </text:span><text:span text:style-name="T4">WRONG_ANSWER</text:span><text:span text:style-name="T1"> and then stop sending output to your input stream.</text:span></text:p>
      <text:p text:style-name="P2"><text:span text:style-name="T1">You should not send additional information to the judge after solving all test cases. In other words, if your program keeps printing to standard output after receiving </text:span><text:span text:style-name="T4">CORRECT</text:span><text:span text:style-name="T1"> for the last test case, you will get a Wrong Answer judgment.</text:span></text:p>
      <text:p text:style-name="P1"><text:span text:style-name="T1">Limits</text:span></text:p>
      <text:p text:style-name="P2"><text:span text:style-name="T1">1 ≤ </text:span><text:span text:style-name="T2">T</text:span><text:span text:style-name="T1"> ≤ 20.<text:line-break/></text:span><text:span text:style-name="T2">A</text:span><text:span text:style-name="T1"> = 0. </text:span><text:span text:style-name="T2">N</text:span><text:span text:style-name="T1"> = 30.<text:line-break/>Time limit: 10 seconds per test set.<text:line-break/>Memory limit: 1GB.<text:line-break/></text:span></text:p>
      <text:p text:style-name="P1"><text:span text:style-name="T1">Test set 1 (Visible)</text:span></text:p>
      <text:p text:style-name="P2"><text:span text:style-name="T2">B</text:span><text:span text:style-name="T1"> = 30.</text:span></text:p>
      <text:p text:style-name="P1"><text:span text:style-name="T1">Test set 2 (Hidden)</text:span></text:p>
      <text:p text:style-name="P2"><text:span text:style-name="T2">B</text:span><text:span text:style-name="T1"> = 10</text:span><text:span text:style-name="T5">9</text:span><text:span text:style-name="T1">.</text:span></text:p>
      <text:p text:style-name="P1"><text:span text:style-name="T1">Sample interaction</text:span></text:p>
      <text:p text:style-name="P2"><text:span text:style-name="T1">Here is a piece of pseudocode that demonstrates an interaction for one test set. Suppose there are three test cases in this test set. The pseudocode first reads an integer t, representing the number of test cases. Then the first test case begins. Suppose the correct answer P is 9 for the first test case. The pseudocode first reads three integers a, b, and n, representing the guessing range and maximum number of tries, respectively, and then outputs a guess 30. Since 30 is greater than 9, the string </text:span><text:span text:style-name="T4">TOO_BIG</text:span><text:span text:style-name="T1"> is received through stdin from the judge. Then the pseudocode guesses 5 and receives </text:span><text:span text:style-name="T4">TOO_SMALL</text:span><text:span text:style-name="T1"> in response. The guess 10 is subsequently printed to stdout which is again too big. Finally the pseudocode guesses 9, and receives </text:span><text:span text:style-name="T4">CORRECT</text:span><text:span text:style-name="T1"> because 9 is the correct answer.</text:span></text:p>
      <text:p text:style-name="P3"><text:span text:style-name="T1"><text:s text:c="2"/>t = readline_int() <text:s text:c="8"/>// reads 3 into t</text:span></text:p>
      <text:p text:style-name="P3"><text:span text:style-name="T1"><text:s text:c="2"/>a, b = readline_two_int() <text:s/>// reads 0 into a and 30 into b; note that 0 30 is one line</text:span></text:p>
      <text:p text:style-name="P3"><text:span text:style-name="T1"><text:s text:c="2"/>n = readline_int() <text:s text:c="8"/>// reads 30 into n</text:span></text:p>
      <text:p text:style-name="P3"><text:span text:style-name="T1"><text:s text:c="2"/>printline 30 to stdout <text:s text:c="4"/>// guesses 30</text:span></text:p>
      <text:p text:style-name="P3"><text:span text:style-name="T1"><text:s text:c="2"/>flush stdout</text:span></text:p>
      <text:p text:style-name="P3"><text:span text:style-name="T1"><text:s text:c="2"/>string s = readline() <text:s text:c="5"/>// because 30 &gt; 9, reads TOO_BIG into s</text:span></text:p>
      <text:p text:style-name="P3"><text:span text:style-name="T1"><text:s text:c="2"/>printline 5 to stdout <text:s text:c="5"/>// guesses 5</text:span></text:p>
      <text:p text:style-name="P3"><text:span text:style-name="T1"><text:s text:c="2"/>flush stdout</text:span></text:p>
      <text:p text:style-name="P3"><text:span text:style-name="T1"><text:s text:c="2"/>s = readline() <text:s text:c="12"/>// reads TOO_SMALL into s since 5 &lt; 9</text:span></text:p>
      <text:p text:style-name="P3"><text:span text:style-name="T1"><text:s text:c="2"/>printline 10 to stdout <text:s text:c="4"/>// guesses 10</text:span></text:p>
      <text:p text:style-name="P3"><text:span text:style-name="T1"><text:s text:c="2"/>flush stdout</text:span></text:p>
      <text:p text:style-name="P3"><text:span text:style-name="T1"><text:s text:c="2"/>s = readline() <text:s text:c="12"/>// reads TOO_BIG into s since 10 &gt; 9</text:span></text:p>
      <text:p text:style-name="P3"><text:span text:style-name="T1"><text:s text:c="2"/>printline 9 to stdout <text:s text:c="5"/>// guesses 9</text:span></text:p>
      <text:p text:style-name="P3"><text:span text:style-name="T1"><text:s text:c="2"/>flush stdout</text:span></text:p>
      <text:p text:style-name="P3"><text:span text:style-name="T1"><text:s text:c="2"/>s = readline() <text:s text:c="12"/>// reads CORRECT into s</text:span></text:p>
      <text:p text:style-name="P2"><text:span text:style-name="T1">The second test case shows what happens if the code continues to read from stdin after the judge stops sending info. In this example, the contestant guesses 31, which is outside the range (0, 30]. As a result, the judging system sends </text:span><text:span text:style-name="T4">WRONG_ANSWER</text:span><text:span text:style-name="T1"> to the input stream of the pseudocode and stops sending anything after that. However, after reading </text:span><text:span text:style-name="T4">WRONG_ANSWER</text:span><text:span text:style-name="T1"> into string s, the code continues to read for the next test case. Since there is nothing in the input stream (judge has stopped sending info), the code hangs and will eventually receive a Time Limit Exceeded Error.</text:span></text:p>
      <text:p text:style-name="P3"><text:span text:style-name="T1"><text:s text:c="2"/>a, b = readline_two_int() <text:s/>// reads 0 into a and 30 into b; note that 0 30 is one line</text:span></text:p>
      <text:p text:style-name="P3"><text:span text:style-name="T1"><text:s text:c="2"/>n = readline_int() <text:s text:c="8"/>// reads 30 into n</text:span></text:p>
      <text:p text:style-name="P3"><text:span text:style-name="T1"><text:s text:c="2"/>printline 31 to stdout <text:s text:c="4"/>// guesses 31</text:span></text:p>
      <text:p text:style-name="P3"><text:span text:style-name="T1"><text:s text:c="2"/>flush stdout</text:span></text:p>
      <text:p text:style-name="P3"><text:span text:style-name="T1"><text:s text:c="2"/>string s = readline() <text:s text:c="5"/>// reads WRONG_ANSWER</text:span></text:p>
      <text:p text:style-name="P3"><text:span text:style-name="T1"><text:s text:c="2"/>a, b = readline_two_int() <text:s/>// tries to read for the third test case but hangs since</text:span></text:p>
      <text:p text:style-name="P3"><text:span text:style-name="T1"><text:s text:c="29"/>// judge has stopped sending info to stdin</text:span></text:p>
      <text:p text:style-name="P2"><text:span text:style-name="T1">If the code in the example above exits immediately after reading </text:span><text:span text:style-name="T4">WRONG_ANSWER</text:span><text:span text:style-name="T1">, it will receive a Wrong Answer judgment instead.</text:span></text:p>
      <text:p text:style-name="P3"><text:span text:style-name="T1"><text:s text:c="2"/>a, b = readline_two_int() <text:s/>// reads 0 into a and 30 into b; note that 0 30 is one line</text:span></text:p>
      <text:p text:style-name="P3"><text:span text:style-name="T1"><text:s text:c="2"/>n = readline_int() <text:s text:c="8"/>// reads 30 into n</text:span></text:p>
      <text:p text:style-name="P3"><text:span text:style-name="T1"><text:s text:c="2"/>printline 31 to stdout <text:s text:c="4"/>// guesses 31</text:span></text:p>
      <text:p text:style-name="P3"><text:span text:style-name="T1"><text:s text:c="2"/>flush stdout</text:span></text:p>
      <text:p text:style-name="P3"><text:span text:style-name="T1"><text:s text:c="2"/>string s = readline() <text:s text:c="5"/>// reads WRONG_ANSWER</text:span></text:p>
      <text:p text:style-name="P3"><text:span text:style-name="T1"><text:s text:c="2"/>exit <text:s text:c="22"/>// receives a Wrong Answer judg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3</meta:generator>
  </office:meta>
</office:document-meta>
</file>